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e édition de référence de Robinson Crusoé de Daniel Defoe, spécialement conçue pour la lecture sur les supports numériques. « Ce fut là le sujet de mes réflexions pendant la nuit qui suivit mon retour à la maison, quand les appréhensions qui s'étaient emparées de mon esprit étaient encore dans toute leur force, ainsi que les vapeurs de mon cerveau. La crainte du danger est dix mille fois plus effrayante que le danger lui-même, et nous trouvons le poids de l'anxiété plus lourd de beaucoup que le mal que nous redouton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47:21.418000000</dc:date>
    <meta:editing-duration>PT14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91" meta:character-count="526" meta:non-whitespace-character-count="435"/>
  </office:meta>
</office:document-meta>
</file>